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3" style:family="paragraph" style:parent-style-name="Heading_20_1">
      <style:text-properties fo:language="ru" fo:country="RU"/>
    </style:style>
    <style:style style:name="P14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officeooo:rsid="0019a6ab"/>
    </style:style>
    <style:style style:name="T6" style:family="text">
      <style:text-properties style:text-line-through-style="solid" style:text-line-through-type="single" officeooo:rsid="0019a6ab"/>
    </style:style>
    <style:style style:name="T7" style:family="text">
      <style:text-properties style:text-line-through-style="none" style:text-line-through-type="none" officeooo:rsid="0019a6ab"/>
    </style:style>
    <style:style style:name="T8" style:family="text">
      <style:text-properties officeooo:rsid="001d090e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14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? <text:span text:style-name="T5">И лучший специалист по рептилиям и сериалам про цирк</text:span>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5">(да, этим ребятам тоже отдельное спасибо)</text:span>.</text:p>
      <text:p text:style-name="P11"/>
      <text:p text:style-name="P13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 <text:span text:style-name="T5">Если чего-то не хватает – допилите! (или </text:span><text:span text:style-name="T6">проспонсируйте </text:span><text:span text:style-name="T7">мотивируйте</text:span><text:span text:style-name="T5"> автора).</text:span></text:p>
      <text:p text:style-name="P11"/>
      <text:p text:style-name="P13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7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8">у</text:span> – с вероятностью близкой к 100% можно заяв<text:span text:style-name="T8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8">не </text:span>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1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8">)</text:span> добавить какую-либо железяку – у него должна быть такая возможность.</text:p>
      <text:p text:style-name="P11"/>
      <text:p text:style-name="P13">Как это всё устроено?</text:p>
      <text:p text:style-name="P10">pyPC <text:span text:style-name="T4">представляет из себя виртуальный компьютер. Это означает, что внутри реального компьютера </text:span>pyPC <text:span text:style-name="T4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Система команд ЦП</text:p>
      <text:p text:style-name="P7">Ниже приводятся доступные команды ЦП</text:p>
      <text:p text:style-name="P12"><text:span text:style-name="T4">0. </text:span>A.set(A)</text:p>
      <text:p text:style-name="P8">Команда устанавливает регистр А значением содержащимся в самом <text:soft-page-break/>регистре А</text:p>
      <text:p text:style-name="P12">1. A.add(A)</text:p>
      <text:p text:style-name="P9">Добавляет в регистр А содержимое регистра А (фактически удвоение содержимого)</text:p>
      <text:p text:style-name="P12">2. A.sub(A)</text:p>
      <text:p text:style-name="P9">Вычитает содержимое регистра А содержимым регистра А (фактически обнуление)</text:p>
      <text:p text:style-name="P10">3. A.inc(A)</text:p>
      <text:p text:style-name="P10">4. A.dec(A)</text:p>
      <text:p text:style-name="P10">5. A.not(A)</text:p>
      <text:p text:style-name="P10">6. A.xor(A)</text:p>
      <text:p text:style-name="P10">7. A.or(A)</text:p>
      <text:p text:style-name="P10">8. A.and(A)</text:p>
      <text:p text:style-name="P10">9. A.shr(A)</text:p>
      <text:p text:style-name="P10">10. A.shl(A)</text:p>
      <text:p text:style-name="P10">11. A.set(n)</text:p>
      <text:p text:style-name="P10">12. A.add(n)</text:p>
      <text:p text:style-name="P10">13. A.sub(n)</text:p>
      <text:p text:style-name="P10">14. A.not(n)</text:p>
      <text:p text:style-name="P10">15. A.xor(n)</text:p>
      <text:p text:style-name="P10">16. A.and(n)</text:p>
      <text:p text:style-name="P7">17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14:44:18.358000000</dc:date>
    <meta:editing-duration>PT5H28M49S</meta:editing-duration>
    <meta:editing-cycles>5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52" meta:word-count="714" meta:character-count="5122" meta:non-whitespace-character-count="4452"/>
    <meta:user-defined meta:name="Язык">russian</meta:user-defined>
  </office:meta>
</office:document-meta>
</file>